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34in" fo:margin-left="-0.009in" fo:margin-right="0in" table:align="margins" style:writing-mode="lr-tb"/>
    </style:style>
    <style:style style:name="Table3.A" style:family="table-column">
      <style:table-column-properties style:column-width="1.5201in" style:rel-column-width="14365*"/>
    </style:style>
    <style:style style:name="Table3.B" style:family="table-column">
      <style:table-column-properties style:column-width="0.9361in" style:rel-column-width="8849*"/>
    </style:style>
    <style:style style:name="Table3.C" style:family="table-column">
      <style:table-column-properties style:column-width="0.3521in" style:rel-column-width="3327*"/>
    </style:style>
    <style:style style:name="Table3.D" style:family="table-column">
      <style:table-column-properties style:column-width="0.4146in" style:rel-column-width="3921*"/>
    </style:style>
    <style:style style:name="Table3.E" style:family="table-column">
      <style:table-column-properties style:column-width="0.8028in" style:rel-column-width="7586*"/>
    </style:style>
    <style:style style:name="Table3.F" style:family="table-column">
      <style:table-column-properties style:column-width="0.6972in" style:rel-column-width="6591*"/>
    </style:style>
    <style:style style:name="Table3.G" style:family="table-column">
      <style:table-column-properties style:column-width="0.4368in" style:rel-column-width="4127*"/>
    </style:style>
    <style:style style:name="Table3.H" style:family="table-column">
      <style:table-column-properties style:column-width="0.1889in" style:rel-column-width="1788*"/>
    </style:style>
    <style:style style:name="Table3.I" style:family="table-column">
      <style:table-column-properties style:column-width="1.5854in" style:rel-column-width="14981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2639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.3" style:family="table-row">
      <style:table-row-properties style:min-row-height="0.266in" style:keep-together="true" fo:keep-together="auto"/>
    </style:style>
    <style:style style:name="Table3.4" style:family="table-row">
      <style:table-row-properties style:min-row-height="0.1264in" style:keep-together="true" fo:keep-together="auto"/>
    </style:style>
    <style:style style:name="Table3.B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8" style:family="table-row">
      <style:table-row-properties style:min-row-height="0.1951in" style:keep-together="true" fo:keep-together="auto"/>
    </style:style>
    <style:style style:name="Table3.9" style:family="table-row">
      <style:table-row-properties style:min-row-height="0.1438in" style:keep-together="true" fo:keep-together="auto"/>
    </style:style>
    <style:style style:name="Table3.B9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12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6986in" style:keep-together="true" fo:keep-together="auto"/>
    </style:style>
    <style:style style:name="Table3.B16" style:family="table-cell">
      <style:table-cell-properties style:vertical-align="top" fo:padding="0.0382in" fo:border-left="0.0007in solid #000000" fo:border-right="0.0007in solid #000000" fo:border-top="none" fo:border-bottom="none" style:writing-mode="lr-tb"/>
    </style:style>
    <style:style style:name="Table3.17" style:family="table-row">
      <style:table-row-properties style:min-row-height="0.4167in" style:keep-together="true" fo:keep-together="auto"/>
    </style:style>
    <style:style style:name="Table3.I17" style:family="table-cell">
      <style:table-cell-properties style:vertical-align="top" fo:padding="0.0382in" fo:border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6" style:family="paragraph" style:parent-style-name="Section_20_Header">
      <style:text-properties fo:language="zxx" fo:country="none" style:language-complex="zxx" style:country-complex="none"/>
    </style:style>
    <style:style style:name="T1" style:family="text">
      <style:text-properties style:language-asian="zxx" style:country-asian="none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si" style:country-asian="LK"/>
    </style:style>
    <style:style style:name="T5" style:family="text">
      <style:text-properties style:language-complex="zxx" style:country-complex="none"/>
    </style:style>
    <style:style style:name="T6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මරණයක් ලියාපදිංචි කිරීම සදහා විස්තර ලද බව තහවුරු කිරිමේ රිසිට් පත </text:p>
      <text:p text:style-name="P2">in tamil</text:p>
      <text:p text:style-name="P5">‘Declaration of Death’ acknowledgment <text:s/>slip 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"><text:span text:style-name="T2">අනුක්‍රමික අංකය</text:span><text:span text:style-name="T3"> හා දිනය</text:span></text:p>
            <text:p text:style-name="P1">எனும் படிவத்தின் தொடா் இலக்கம் </text:p>
            <text:p text:style-name="P1">Serial Number <text:span text:style-name="T4">and Date</text:span></text:p>
          </table:table-cell>
          <table:table-cell table:style-name="Table3.B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">දිස්ත්‍රික්කය / மாவட்டம் / District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2" office:value-type="string">
            <text:p text:style-name="P1">ලියාපදිංචි කිරීමේ කොට්ඨාශය / </text:p>
            <text:p text:style-name="P1">பிரிவு / </text:p>
            <text:p text:style-name="P1">Registration Division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1"><text:span text:style-name="T2">මරණයට පත් වූ පුද්ගලයාගේ </text:span><text:span text:style-name="T3">පුද්ගල</text:span><text:span text:style-name="T2"> අනන්‍යතා අංකය / ජාතික හැදුනුම්පත් අංකය</text:span></text:p>
            <text:p text:style-name="P4">in tamil</text:p>
            <text:p text:style-name="P4">in tamil</text:p>
            <text:p text:style-name="P1">PIN / NIC of departed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P4">මරණයට පත් වූ පුද්ගලයාගේ නම</text:p>
            <text:p text:style-name="P1"><text:span text:style-name="T1">பிள்ளையின் </text:span><text:span text:style-name="T2">பெயர்</text:span></text:p>
            <text:p text:style-name="P1">Name of person departed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4">මරණය සිදුවූ දිනය</text:p>
            <text:p text:style-name="P4">பிறந்த திகதி</text:p>
            <text:p text:style-name="P4">Date of Death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1"><text:span text:style-name="T2">වයස</text:span><text:span text:style-name="T5"> </text:span></text:p>
            <text:p text:style-name="P1">பிறப்ப</text:p>
            <text:p text:style-name="P1">Age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4">ස්ත්‍රී පුරුෂ භාවය</text:p>
            <text:p text:style-name="P1">பால்</text:p>
            <text:p text:style-name="P1">Gender <text:s/>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4">ජාතිය</text:p>
            <text:p text:style-name="P3">பிறப்</text:p>
            <text:p text:style-name="P4">Race</text:p>
          </table:table-cell>
          <table:table-cell table:style-name="Table3.B4" table:number-columns-spanned="2" office:value-type="string">
            <text:p text:style-name="P1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2">මරණය සිදුවූ </text:span><text:s/>ස්ථානය</text:p>
            <text:p text:style-name="P1">பிறந்த இடம்</text:p>
            <text:p text:style-name="P1">Place of death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1">මරණයට හේතුව</text:p>
            <text:p text:style-name="P1">in tamil</text:p>
            <text:p text:style-name="P4">Cause of death</text:p>
            <text:p text:style-name="P4"/>
          </table:table-cell>
          <table:table-cell table:style-name="Table3.B4" table:number-columns-spanned="8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2" table:number-rows-spanned="4" office:value-type="string">
            <text:p text:style-name="P4">ප්‍රකාශකයාගේ නම</text:p>
            <text:p text:style-name="P1">தந்தையின் பெயர்</text:p>
            <text:p text:style-name="P1">Declarant's Name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2" table:number-rows-spanned="2" office:value-type="string">
            <text:p text:style-name="P4">තොරතුරු වාර්තා කරන්නාගේ නම, </text:p>
            <text:p text:style-name="P1">අත්සන හා නිල මුද්‍රාව</text:p>
            <text:p text:style-name="P1"><text:span text:style-name="T2">தகவல் கொடுப்பவரின் பெயர்</text:span><text:span text:style-name="T6">, </text:span><text:span text:style-name="T2">கையொப்பம்</text:span><text:span text:style-name="T6">, </text:span></text:p>
            <text:p text:style-name="P1"><text:span text:style-name="T2">அலுவலக முத்திரை </text:span><text:span text:style-name="T6">(</text:span><text:span text:style-name="T2">இருத்தால்</text:span><text:span text:style-name="T6">)</text:span></text:p>
            <text:p text:style-name="P1">Name, Signature &amp; Official Seal </text:p>
            <text:p text:style-name="P1">of the Notifying Authority</text:p>
            <text:p text:style-name="P1"/>
            <text:p text:style-name="P1"/>
            <text:p text:style-name="P1"/>
          </table:table-cell>
          <table:table-cell table:style-name="Table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7">
          <table:covered-table-cell/>
          <table:table-cell table:style-name="Table3.B9" table:number-columns-spanned="7" office:value-type="string"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7" office:value-type="string">
            <text:p text:style-name="P1">දිනය</text:p>
            <text:p text:style-name="P1">திகதி </text:p>
            <text:p text:style-name="P1">Da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8:00</meta:creation-date>
    <meta:document-statistic meta:table-count="1" meta:image-count="0" meta:object-count="0" meta:page-count="1" meta:paragraph-count="47" meta:word-count="147" meta:character-count="865"/>
    <dc:date>2010-08-18T14:38:21</dc:date>
    <dc:creator>Asankha Perera</dc:creator>
    <meta:editing-duration>PT00H00M21S</meta:editing-duration>
    <meta:editing-cycles>1</meta:editing-cycles>
    <meta:generator>OpenOffice.org/3.2$Unix OpenOffice.org_project/320m12$Build-9483</meta:generator>
  </office:meta>
</office:document-meta>
</file>